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hatch" draw:fill-hatch-name="Green_20_5_20_Hatching_20_1" draw:fill-hatch-solid="false" draw:textarea-horizontal-align="center" draw:textarea-vertical-align="middle"/>
    </style:style>
    <style:style style:name="gr2" style:family="graphic" style:parent-style-name="standard">
      <style:graphic-properties draw:fill="hatch" draw:fill-hatch-name="Orange_20_3_20_Hatching_20_1" draw:fill-hatch-solid="false" draw:textarea-horizontal-align="center" draw:textarea-vertical-align="middle"/>
    </style:style>
    <style:style style:name="gr3" style:family="graphic" style:parent-style-name="standard">
      <style:graphic-properties draw:fill="hatch" draw:fill-hatch-name="Red_20_Hatching_20_1" draw:fill-hatch-solid="false" draw:textarea-horizontal-align="center" draw:textarea-vertical-align="middle" draw:shadow="hidden"/>
    </style:style>
    <style:style style:name="gr4" style:family="graphic" style:parent-style-name="standard">
      <style:graphic-properties svg:stroke-color="#ffffff" draw:fill="solid" draw:fill-color="#ff9966" draw:opacity="100%" draw:textarea-horizontal-align="center" draw:textarea-vertical-align="middle" draw:shadow-offset-x="0.305cm" draw:shadow-offset-y="0.305cm" draw:shadow-opacity="100%"/>
    </style:style>
    <style:style style:name="gr5" style:family="graphic" style:parent-style-name="standard">
      <style:graphic-properties draw:fill="solid" draw:fill-color="#b80047" draw:textarea-horizontal-align="justify" draw:textarea-vertical-align="middle" draw:auto-grow-height="fals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fill="solid" draw:fill-color="#cc6633" draw:opacity="100%" draw:textarea-horizontal-align="center" draw:textarea-vertical-align="middle" draw:shadow-offset-x="0.305cm" draw:shadow-offset-y="0.305cm" draw:shadow-opacity="100%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0" style:family="graphic" style:parent-style-name="standard">
      <style:graphic-properties draw:fill-color="#eacc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acc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ffffff" draw:fill="solid" draw:fill-color="#00ae00" draw:opacity="100%" draw:textarea-horizontal-align="center" draw:textarea-vertical-align="middle" draw:shadow-offset-x="0.305cm" draw:shadow-offset-y="0.305cm" draw:shadow-opacity="100%"/>
    </style:style>
    <style:style style:name="gr15" style:family="graphic" style:parent-style-name="standard">
      <style:graphic-properties draw:fill="solid" draw:fill-color="#b0c164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="solid" draw:fill-color="#0099ff" draw:opacity="100%" draw:textarea-horizontal-align="center" draw:textarea-vertical-align="middle" draw:shadow-offset-x="0.305cm" draw:shadow-offset-y="0.305cm" draw:shadow-opacity="100%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ffffff" draw:fill="solid" draw:fill-color="#5e11a6" draw:opacity="100%" draw:textarea-horizontal-align="center" draw:textarea-vertical-align="middle" draw:shadow-offset-x="0.305cm" draw:shadow-offset-y="0.305cm" draw:shadow-opacity="100%"/>
    </style:style>
    <style:style style:name="gr19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="solid" draw:fill-color="#00b8ff" draw:opacity="100%" draw:textarea-horizontal-align="center" draw:textarea-vertical-align="middle" draw:shadow-offset-x="0.305cm" draw:shadow-offset-y="0.305cm" draw:shadow-opacity="100%"/>
    </style:style>
    <style:style style:name="gr21" style:family="graphic" style:parent-style-name="standard">
      <style:graphic-properties svg:stroke-color="#ffffff" draw:fill="solid" draw:fill-color="#4c4c4c" draw:opacity="100%" draw:textarea-horizontal-align="center" draw:textarea-vertical-align="middle" draw:shadow-offset-x="0.305cm" draw:shadow-offset-y="0.305cm" draw:shadow-opacity="100%"/>
    </style:style>
    <style:style style:name="gr22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b84700" draw:textarea-horizontal-align="center" draw:textarea-vertical-align="middle"/>
    </style:style>
    <style:style style:name="gr24" style:family="graphic" style:parent-style-name="standard">
      <style:graphic-properties draw:fill="solid" draw:fill-color="#ff9966" draw:textarea-horizontal-align="center" draw:textarea-vertical-align="middle"/>
    </style:style>
    <style:style style:name="gr25" style:family="graphic" style:parent-style-name="standard">
      <style:graphic-properties draw:fill="solid" draw:fill-color="#00ae00" draw:textarea-horizontal-align="center" draw:textarea-vertical-align="middle"/>
    </style:style>
    <style:style style:name="gr26" style:family="graphic" style:parent-style-name="standard">
      <style:graphic-properties draw:stroke="none" draw:fill="solid" draw:fill-color="#96dcdc" draw:textarea-horizontal-align="center" draw:textarea-vertical-align="middle"/>
    </style:style>
    <style:style style:name="gr27" style:family="graphic" style:parent-style-name="standard">
      <style:graphic-properties svg:stroke-color="#ffffff" draw:fill="solid" draw:fill-color="#33cc66" draw:opacity="100%" draw:textarea-horizontal-align="center" draw:textarea-vertical-align="middle" draw:shadow-offset-x="0.305cm" draw:shadow-offset-y="0.305cm" draw:shadow-opacity="100%"/>
    </style:style>
    <style:style style:name="gr28" style:family="graphic" style:parent-style-name="standard">
      <style:graphic-properties draw:marker-start="Arrow" draw:textarea-horizontal-align="center" draw:textarea-vertical-align="middle"/>
    </style:style>
    <style:style style:name="gr29" style:family="graphic" style:parent-style-name="standard">
      <style:graphic-properties svg:stroke-color="#ffffff" draw:fill="solid" draw:fill-color="#a392ff" draw:opacity="100%" draw:textarea-horizontal-align="center" draw:textarea-vertical-align="middle" draw:shadow-offset-x="0.305cm" draw:shadow-offset-y="0.305cm" draw:shadow-opacity="100%"/>
    </style:style>
    <style:style style:name="gr30" style:family="graphic" style:parent-style-name="standard">
      <style:graphic-properties draw:fill="solid" draw:fill-color="#c6b6ff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2" style:family="graphic" style:parent-style-name="standard">
      <style:graphic-properties draw:stroke="dash" draw:stroke-dash="Ultrafine_20_Dotted_20__28_var_29_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.747cm"/>
    </style:style>
    <style:style style:name="gr34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5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1.425cm"/>
    </style:style>
    <style:style style:name="gr3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cc6633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99cm" fo:min-width="1.425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85cm" fo:min-width="1.425cm"/>
    </style:style>
    <style:style style:name="gr41" style:family="graphic" style:parent-style-name="standard">
      <style:graphic-properties draw:fill="solid" draw:fill-color="#3deb3d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1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13" style:family="paragraph">
      <style:paragraph-properties fo:margin-left="0cm" fo:margin-right="0cm" fo:text-align="center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4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style:paragraph-properties fo:margin-left="0cm" fo:margin-right="0cm" fo:text-align="center" fo:text-indent="0cm"/>
      <style:text-properties fo:color="#000000"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P17" style:family="paragraph">
      <style:paragraph-properties fo:text-align="center"/>
      <style:text-properties fo:font-size="9pt" style:font-size-asian="9pt" style:font-size-complex="9pt"/>
    </style:style>
    <style:style style:name="P18" style:family="paragraph">
      <style:paragraph-properties fo:margin-left="0cm" fo:margin-right="0cm" fo:text-align="center" fo:text-indent="0cm"/>
      <style:text-properties fo:color="#ffffff"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20" style:family="paragraph">
      <style:paragraph-properties fo:text-align="center"/>
      <style:text-properties fo:font-size="8pt" style:font-size-asian="8pt" style:font-size-complex="8pt"/>
    </style:style>
    <style:style style:name="P21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2" style:family="paragraph">
      <style:paragraph-properties fo:margin-left="0cm" fo:margin-right="0cm" fo:text-align="center" fo:text-indent="0cm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12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8.415cm" svg:height="8.89cm" svg:x="1.952cm" svg:y="8.62cm">
          <text:p text:style-name="P7"/>
        </draw:rect>
        <draw:rect draw:style-name="gr2" draw:text-style-name="P1" draw:layer="layout" svg:width="18.415cm" svg:height="5.715cm" svg:x="1.952cm" svg:y="2.905cm">
          <text:p text:style-name="P7"/>
        </draw:rect>
        <draw:rect draw:style-name="gr3" draw:text-style-name="P1" draw:layer="layout" svg:width="18.415cm" svg:height="1.905cm" svg:x="1.952cm" svg:y="1cm">
          <text:p text:style-name="P7"/>
        </draw:rect>
        <draw:rect draw:style-name="gr4" draw:text-style-name="P3" draw:id="id2" draw:layer="layout" svg:width="2.54cm" svg:height="0.636cm" svg:x="9.573cm" svg:y="2.904cm">
          <text:p text:style-name="P2"><text:span text:style-name="T1">MDL2MGA</text:span></text:p>
        </draw:rect>
        <draw:custom-shape draw:style-name="gr5" draw:text-style-name="P4" draw:id="id1" draw:layer="layout" svg:width="2.54cm" svg:height="0.635cm" svg:x="9.573cm" svg:y="1.635cm">
          <text:p text:style-name="P2"><text:span text:style-name="T2">MODEL.md</text:span><text:span text:style-name="T3">l</text:span></text:p>
          <draw:enhanced-geometry svg:viewBox="0 0 21600 21600" draw:path-stretchpoint-x="10800" draw:path-stretchpoint-y="10800" draw:text-areas="?f3 ?f4 ?f5 ?f6" draw:type="round-rectangle" draw:modifiers="5569.811320754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4" draw:layer="layout" svg:width="2.54cm" svg:height="0.635cm" svg:x="11.16cm" svg:y="4.2cm">
          <text:p text:style-name="P2"><text:span text:style-name="T2">MODEL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3" draw:layer="layout" svg:width="2.54cm" svg:height="0.635cm" svg:x="7.985cm" svg:y="4.2cm">
          <text:p text:style-name="P2"><text:span text:style-name="T2">MODEL.m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draw:id="id5" draw:layer="layout" svg:width="2.54cm" svg:height="0.635cm" svg:x="9.573cm" svg:y="5.445cm">
          <text:p text:style-name="P2"><text:span text:style-name="T1">addTypes</text:span></text:p>
        </draw:rect>
        <draw:connector draw:style-name="gr8" draw:text-style-name="P6" draw:layer="layout" svg:x1="10.843cm" svg:y1="2.27cm" svg:x2="10.843cm" svg:y2="2.904cm" draw:start-shape="id1" draw:start-glue-point="2" draw:end-shape="id2" draw:end-glue-point="0">
          <text:p text:style-name="P7"/>
        </draw:connector>
        <draw:frame draw:style-name="gr9" draw:text-style-name="P5" draw:layer="layout" svg:width="0.815cm" svg:height="0.64cm" svg:x="10.457cm" svg:y="4.175cm">
          <draw:text-box>
            <text:p text:style-name="P2"><text:span text:style-name="T2">or</text:span></text:p>
          </draw:text-box>
        </draw:frame>
        <draw:connector draw:style-name="gr8" draw:text-style-name="P1" draw:layer="layout" draw:type="line" svg:x1="10.843cm" svg:y1="3.54cm" svg:x2="9.255cm" svg:y2="4.2cm" draw:start-shape="id2" draw:start-glue-point="2" draw:end-shape="id3" draw:end-glue-point="0">
          <text:p text:style-name="P7"/>
        </draw:connector>
        <draw:connector draw:style-name="gr8" draw:text-style-name="P1" draw:layer="layout" draw:type="line" svg:x1="10.843cm" svg:y1="3.54cm" svg:x2="12.43cm" svg:y2="4.2cm" draw:start-shape="id2" draw:start-glue-point="2" draw:end-shape="id4" draw:end-glue-point="0">
          <text:p text:style-name="P7"/>
        </draw:connector>
        <draw:connector draw:style-name="gr8" draw:text-style-name="P1" draw:layer="layout" draw:type="line" svg:x1="9.255cm" svg:y1="4.835cm" svg:x2="10.843cm" svg:y2="5.445cm" draw:start-shape="id3" draw:start-glue-point="2" draw:end-shape="id5" draw:end-glue-point="0">
          <text:p text:style-name="P7"/>
        </draw:connector>
        <draw:connector draw:style-name="gr8" draw:text-style-name="P1" draw:layer="layout" draw:type="line" svg:x1="12.43cm" svg:y1="4.835cm" svg:x2="10.843cm" svg:y2="5.445cm" draw:start-shape="id4" draw:start-glue-point="2" draw:end-shape="id5" draw:end-glue-point="0">
          <text:p text:style-name="P7"/>
        </draw:connector>
        <draw:custom-shape draw:style-name="gr10" draw:text-style-name="P5" draw:id="id7" draw:layer="layout" svg:width="2.54cm" svg:height="0.952cm" svg:x="11.16cm" svg:y="6.715cm">
          <text:p text:style-name="P2"><text:span text:style-name="T2">MODEL.xml</text:span></text:p>
          <text:p text:style-name="P2"><text:span text:style-name="T4">(with typ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id="id6" draw:layer="layout" svg:width="2.54cm" svg:height="0.952cm" svg:x="7.985cm" svg:y="6.715cm">
          <text:p text:style-name="P2"><text:span text:style-name="T2">MODEL.mga</text:span></text:p>
          <text:p text:style-name="P2"><text:span text:style-name="T4">(with typ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0.815cm" svg:height="0.64cm" svg:x="10.419cm" svg:y="6.846cm">
          <draw:text-box>
            <text:p text:style-name="P7"><text:span text:style-name="T2">or</text:span></text:p>
          </draw:text-box>
        </draw:frame>
        <draw:connector draw:style-name="gr8" draw:text-style-name="P1" draw:layer="layout" draw:type="line" svg:x1="10.843cm" svg:y1="6.08cm" svg:x2="9.255cm" svg:y2="6.715cm" draw:start-shape="id5" draw:start-glue-point="2" draw:end-shape="id6" draw:end-glue-point="0">
          <text:p text:style-name="P7"/>
        </draw:connector>
        <draw:connector draw:style-name="gr8" draw:text-style-name="P1" draw:layer="layout" draw:type="line" svg:x1="10.843cm" svg:y1="6.08cm" svg:x2="12.43cm" svg:y2="6.715cm" draw:start-shape="id5" draw:start-glue-point="2" draw:end-shape="id7" draw:end-glue-point="0">
          <text:p text:style-name="P7"/>
        </draw:connector>
        <draw:line draw:style-name="gr13" draw:text-style-name="P1" draw:layer="layout" svg:x1="10.854cm" svg:y1="8.62cm" svg:x2="10.854cm" svg:y2="17.51cm">
          <text:p text:style-name="P7"/>
        </draw:line>
        <draw:rect draw:style-name="gr14" draw:text-style-name="P9" draw:id="id8" draw:layer="layout" svg:width="2.54cm" svg:height="0.953cm" svg:x="7.667cm" svg:y="8.619cm">
          <text:p text:style-name="P2"><text:span text:style-name="T5">SL_CodeGen</text:span></text:p>
          <text:p text:style-name="P2"><text:span text:style-name="T5"/></text:p>
        </draw:rect>
        <draw:connector draw:style-name="gr8" draw:text-style-name="P1" draw:layer="layout" draw:type="line" svg:x1="9.255cm" svg:y1="7.667cm" svg:x2="8.937cm" svg:y2="8.619cm" draw:start-shape="id6" draw:start-glue-point="2" draw:end-shape="id8" draw:end-glue-point="0">
          <text:p text:style-name="P7"/>
        </draw:connector>
        <draw:connector draw:style-name="gr8" draw:text-style-name="P1" draw:layer="layout" draw:type="line" svg:x1="12.43cm" svg:y1="7.667cm" svg:x2="8.937cm" svg:y2="8.619cm" draw:start-shape="id7" draw:start-glue-point="2" draw:end-shape="id8" draw:end-glue-point="0">
          <text:p text:style-name="P7"/>
        </draw:connector>
        <draw:custom-shape draw:style-name="gr15" draw:text-style-name="P5" draw:id="id9" draw:layer="layout" svg:width="3.175cm" svg:height="0.952cm" svg:x="7.35cm" svg:y="11.16cm">
          <text:p text:style-name="P2"><text:span text:style-name="T2">MODEL_SFC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937cm" svg:y1="9.572cm" svg:x2="8.937cm" svg:y2="11.16cm" draw:start-shape="id8" draw:start-glue-point="2" draw:end-shape="id9" draw:end-glue-point="0">
          <text:p text:style-name="P7"/>
        </draw:connector>
        <draw:rect draw:style-name="gr16" draw:text-style-name="P9" draw:id="id10" draw:layer="layout" svg:width="2.54cm" svg:height="0.952cm" svg:x="3.858cm" svg:y="11.16cm">
          <text:p text:style-name="P2"><text:span text:style-name="T5">SFCPrinter</text:span></text:p>
          <text:p text:style-name="P2"><text:span text:style-name="T5"/></text:p>
        </draw:rect>
        <draw:connector draw:style-name="gr8" draw:text-style-name="P1" draw:layer="layout" draw:type="line" svg:x1="7.35cm" svg:y1="11.636cm" svg:x2="6.398cm" svg:y2="11.636cm" draw:start-shape="id9" draw:start-glue-point="3" draw:end-shape="id10" draw:end-glue-point="1">
          <text:p text:style-name="P7"/>
        </draw:connector>
        <draw:custom-shape draw:style-name="gr17" draw:text-style-name="P10" draw:id="id12" draw:layer="layout" svg:width="2.54cm" svg:height="0.636cm" svg:x="5.445cm" svg:y="9.889cm">
          <text:p text:style-name="P2"><text:span text:style-name="T2">MODEL_sl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id="id11" draw:layer="layout" svg:width="2.54cm" svg:height="0.635cm" svg:x="2.27cm" svg:y="9.89cm">
          <text:p text:style-name="P2"><text:span text:style-name="T2">MODEL_sl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128cm" svg:y1="11.16cm" svg:x2="3.54cm" svg:y2="10.525cm" draw:start-shape="id10" draw:start-glue-point="0" draw:end-shape="id11" draw:end-glue-point="2">
          <text:p text:style-name="P7"/>
        </draw:connector>
        <draw:connector draw:style-name="gr8" draw:text-style-name="P1" draw:layer="layout" draw:type="line" svg:x1="5.128cm" svg:y1="11.16cm" svg:x2="6.715cm" svg:y2="10.525cm" draw:start-shape="id10" draw:start-glue-point="0" draw:end-shape="id12" draw:end-glue-point="2">
          <text:p text:style-name="P7"/>
        </draw:connector>
        <draw:connector draw:style-name="gr8" draw:text-style-name="P1" draw:layer="layout" svg:x1="7.667cm" svg:y1="9.095cm" svg:x2="3.54cm" svg:y2="9.89cm" draw:start-shape="id8" draw:start-glue-point="3" draw:end-shape="id11" draw:end-glue-point="0">
          <text:p text:style-name="P7"/>
        </draw:connector>
        <draw:connector draw:style-name="gr8" draw:text-style-name="P1" draw:layer="layout" svg:x1="7.667cm" svg:y1="9.095cm" svg:x2="6.715cm" svg:y2="9.889cm" draw:start-shape="id8" draw:start-glue-point="3" draw:end-shape="id12" draw:end-glue-point="0">
          <text:p text:style-name="P7"/>
        </draw:connector>
        <draw:custom-shape draw:style-name="gr17" draw:text-style-name="P10" draw:id="id13" draw:layer="layout" svg:width="2.54cm" svg:height="0.635cm" svg:x="3.858cm" svg:y="12.747cm">
          <text:p text:style-name="P2"><text:span text:style-name="T2">MODEL_sl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128cm" svg:y1="12.112cm" svg:x2="5.128cm" svg:y2="12.747cm" draw:start-shape="id10" draw:start-glue-point="2" draw:end-shape="id13" draw:end-glue-point="0">
          <text:p text:style-name="P7"/>
        </draw:connector>
        <draw:rect draw:style-name="gr18" draw:text-style-name="P9" draw:id="id14" draw:layer="layout" svg:width="2.54cm" svg:height="0.634cm" svg:x="7.668cm" svg:y="14.654cm">
          <text:p text:style-name="P2"><text:span text:style-name="T5">SFC2IL</text:span></text:p>
        </draw:rect>
        <draw:connector draw:style-name="gr8" draw:text-style-name="P1" draw:layer="layout" draw:type="line" svg:x1="8.937cm" svg:y1="12.112cm" svg:x2="8.938cm" svg:y2="14.654cm" draw:start-shape="id9" draw:start-glue-point="2" draw:end-shape="id14" draw:end-glue-point="0">
          <text:p text:style-name="P7"/>
        </draw:connector>
        <draw:custom-shape draw:style-name="gr19" draw:text-style-name="P5" draw:id="id15" draw:layer="layout" svg:width="2.54cm" svg:height="0.634cm" svg:x="7.667cm" svg:y="16.241cm">
          <text:p text:style-name="P2"><text:span text:style-name="T2">MODEL_sl.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938cm" svg:y1="15.288cm" svg:x2="8.937cm" svg:y2="16.241cm" draw:start-shape="id14" draw:start-glue-point="2" draw:end-shape="id15" draw:end-glue-point="0">
          <text:p text:style-name="P7"/>
        </draw:connector>
        <draw:rect draw:style-name="gr14" draw:text-style-name="P9" draw:id="id16" draw:layer="layout" svg:width="2.54cm" svg:height="0.953cm" svg:x="11.477cm" svg:y="8.619cm">
          <text:p text:style-name="P2"><text:span text:style-name="T5">SF_CodeGen</text:span></text:p>
          <text:p text:style-name="P2"><text:span text:style-name="T5"/></text:p>
        </draw:rect>
        <draw:connector draw:style-name="gr8" draw:text-style-name="P1" draw:layer="layout" draw:type="line" svg:x1="9.255cm" svg:y1="7.667cm" svg:x2="12.747cm" svg:y2="8.619cm" draw:start-shape="id6" draw:start-glue-point="2" draw:end-shape="id16" draw:end-glue-point="0">
          <text:p text:style-name="P7"/>
        </draw:connector>
        <draw:connector draw:style-name="gr8" draw:text-style-name="P1" draw:layer="layout" draw:type="line" svg:x1="12.43cm" svg:y1="7.667cm" svg:x2="12.747cm" svg:y2="8.619cm" draw:start-shape="id7" draw:start-glue-point="2" draw:end-shape="id16" draw:end-glue-point="0">
          <text:p text:style-name="P7"/>
        </draw:connector>
        <draw:custom-shape draw:style-name="gr15" draw:text-style-name="P11" draw:id="id17" draw:layer="layout" svg:width="3.175cm" svg:height="0.952cm" svg:x="11.16cm" svg:y="11.16cm">
          <text:p text:style-name="P2"><text:span text:style-name="T6">MODEL_CHARTNAME_SFC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747cm" svg:y1="9.572cm" svg:x2="12.747cm" svg:y2="11.16cm" draw:start-shape="id16" draw:start-glue-point="2" draw:end-shape="id17" draw:end-glue-point="0">
          <text:p text:style-name="P7"/>
        </draw:connector>
        <draw:rect draw:style-name="gr20" draw:text-style-name="P9" draw:id="id18" draw:layer="layout" svg:width="2.54cm" svg:height="0.952cm" svg:x="15.605cm" svg:y="11.16cm">
          <text:p text:style-name="P2"><text:span text:style-name="T5">SFCPrinter</text:span></text:p>
          <text:p text:style-name="P2"><text:span text:style-name="T5"/></text:p>
        </draw:rect>
        <draw:connector draw:style-name="gr8" draw:text-style-name="P1" draw:layer="layout" draw:type="line" svg:x1="14.335cm" svg:y1="11.636cm" svg:x2="15.605cm" svg:y2="11.636cm" draw:start-shape="id17" draw:start-glue-point="1" draw:end-shape="id18" draw:end-glue-point="3">
          <text:p text:style-name="P7"/>
        </draw:connector>
        <draw:custom-shape draw:style-name="gr17" draw:text-style-name="P10" draw:id="id20" draw:layer="layout" svg:width="2.858cm" svg:height="0.636cm" svg:x="17.192cm" svg:y="9.889cm">
          <text:p text:style-name="P2"><text:span text:style-name="T2">CHARTNAME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id="id19" draw:layer="layout" svg:width="2.857cm" svg:height="0.635cm" svg:x="13.701cm" svg:y="9.89cm">
          <text:p text:style-name="P2"><text:span text:style-name="T2">CHARTNAM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4.017cm" svg:y1="9.095cm" svg:x2="15.129cm" svg:y2="9.89cm" draw:start-shape="id16" draw:start-glue-point="1" draw:end-shape="id19" draw:end-glue-point="0">
          <text:p text:style-name="P7"/>
        </draw:connector>
        <draw:connector draw:style-name="gr8" draw:text-style-name="P1" draw:layer="layout" svg:x1="14.017cm" svg:y1="9.095cm" svg:x2="18.621cm" svg:y2="9.889cm" draw:start-shape="id16" draw:start-glue-point="1" draw:end-shape="id20" draw:end-glue-point="0">
          <text:p text:style-name="P7"/>
        </draw:connector>
        <draw:connector draw:style-name="gr8" draw:text-style-name="P1" draw:layer="layout" draw:type="line" svg:x1="16.875cm" svg:y1="11.16cm" svg:x2="15.129cm" svg:y2="10.525cm" draw:start-shape="id18" draw:start-glue-point="0" draw:end-shape="id19" draw:end-glue-point="2">
          <text:p text:style-name="P7"/>
        </draw:connector>
        <draw:connector draw:style-name="gr8" draw:text-style-name="P1" draw:layer="layout" draw:type="line" svg:x1="16.875cm" svg:y1="11.16cm" svg:x2="18.621cm" svg:y2="10.525cm" draw:start-shape="id18" draw:start-glue-point="0" draw:end-shape="id20" draw:end-glue-point="2">
          <text:p text:style-name="P7"/>
        </draw:connector>
        <draw:custom-shape draw:style-name="gr17" draw:text-style-name="P10" draw:id="id21" draw:layer="layout" svg:width="3.175cm" svg:height="0.634cm" svg:x="15.288cm" svg:y="12.748cm">
          <text:p text:style-name="P2"><text:span text:style-name="T2">SF_chartname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6.875cm" svg:y1="12.112cm" svg:x2="16.875cm" svg:y2="12.748cm" draw:start-shape="id18" draw:start-glue-point="2" draw:end-shape="id21" draw:end-glue-point="0">
          <text:p text:style-name="P7"/>
        </draw:connector>
        <draw:rect draw:style-name="gr18" draw:text-style-name="P9" draw:id="id22" draw:layer="layout" svg:width="2.54cm" svg:height="0.634cm" svg:x="11.478cm" svg:y="14.654cm">
          <text:p text:style-name="P2"><text:span text:style-name="T5">SFC2IL</text:span></text:p>
        </draw:rect>
        <draw:custom-shape draw:style-name="gr19" draw:text-style-name="P5" draw:id="id23" draw:layer="layout" svg:width="3.175cm" svg:height="0.634cm" svg:x="11.16cm" svg:y="16.241cm">
          <text:p text:style-name="P2"><text:span text:style-name="T2">SF_chartname.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748cm" svg:y1="15.288cm" svg:x2="12.747cm" svg:y2="16.241cm" draw:start-shape="id22" draw:start-glue-point="2" draw:end-shape="id23" draw:end-glue-point="0">
          <text:p text:style-name="P7"/>
        </draw:connector>
        <draw:connector draw:style-name="gr8" draw:text-style-name="P1" draw:layer="layout" draw:type="line" svg:x1="12.747cm" svg:y1="12.112cm" svg:x2="12.748cm" svg:y2="14.654cm" draw:start-shape="id17" draw:start-glue-point="2" draw:end-shape="id22" draw:end-glue-point="0">
          <text:p text:style-name="P7"/>
        </draw:connector>
        <draw:rect draw:style-name="gr21" draw:text-style-name="P9" draw:id="id24" draw:layer="layout" svg:width="3.175cm" svg:height="0.634cm" svg:x="15.288cm" svg:y="14.654cm">
          <text:p text:style-name="P2"><text:span text:style-name="T5">MakeCallGraph</text:span></text:p>
        </draw:rect>
        <draw:connector draw:style-name="gr8" draw:text-style-name="P1" draw:layer="layout" draw:line-skew="0.633cm" svg:x1="12.747cm" svg:y1="12.112cm" svg:x2="16.875cm" svg:y2="14.654cm" draw:start-shape="id17" draw:start-glue-point="2" draw:end-shape="id24" draw:end-glue-point="0">
          <text:p text:style-name="P7"/>
        </draw:connector>
        <draw:custom-shape draw:style-name="gr22" draw:text-style-name="P5" draw:id="id25" draw:layer="layout" svg:width="3.175cm" svg:height="0.634cm" svg:x="15.288cm" svg:y="16.241cm">
          <text:p text:style-name="P2"><text:span text:style-name="T2">SF_chartname.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6.875cm" svg:y1="15.288cm" svg:x2="16.875cm" svg:y2="16.241cm" draw:start-shape="id24" draw:start-glue-point="2" draw:end-shape="id25" draw:end-glue-point="0">
          <text:p text:style-name="P7"/>
        </draw:connector>
        <draw:custom-shape draw:style-name="gr22" draw:text-style-name="P12" draw:layer="layout" svg:width="1.905cm" svg:height="0.317cm" svg:x="17.193cm" svg:y="15.605cm">
          <text:p text:style-name="P2"><text:span text:style-name="T7">Analysis lo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3" draw:text-style-name="P13" draw:layer="layout" svg:width="1.905cm" svg:height="0.635cm" draw:transform="rotate (1.5707963267946) translate (1.317cm 2.905cm)">
          <text:p text:style-name="P2"><text:span text:style-name="T8">MatLab SL/SF</text:span></text:p>
        </draw:rect>
        <draw:rect draw:style-name="gr24" draw:text-style-name="P14" draw:layer="layout" svg:width="5.715cm" svg:height="0.635cm" draw:transform="rotate (1.5707963267946) translate (1.317cm 8.62cm)">
          <text:p text:style-name="P2"><text:span text:style-name="T9">ECSL_DP</text:span></text:p>
        </draw:rect>
        <draw:rect draw:style-name="gr25" draw:text-style-name="P14" draw:layer="layout" svg:width="8.89cm" svg:height="0.635cm" draw:transform="rotate (1.5707963267946) translate (1.317cm 17.51cm)">
          <text:p text:style-name="P2"><text:span text:style-name="T9">SFC</text:span></text:p>
        </draw:rect>
        <draw:rect draw:style-name="gr26" draw:text-style-name="P12" draw:layer="layout" svg:width="1.905cm" svg:height="0.318cm" svg:x="4.493cm" svg:y="11.794cm">
          <text:p text:style-name="P2"><text:span text:style-name="T7">SFCPrint.lib</text:span></text:p>
        </draw:rect>
        <draw:rect draw:style-name="gr26" draw:text-style-name="P12" draw:layer="layout" svg:width="1.905cm" svg:height="0.318cm" svg:x="16.24cm" svg:y="11.795cm">
          <text:p text:style-name="P2"><text:span text:style-name="T7">SFCPrint.lib</text:span></text:p>
        </draw:rect>
        <draw:rect draw:style-name="gr26" draw:text-style-name="P12" draw:layer="layout" svg:width="1.905cm" svg:height="0.318cm" svg:x="8.303cm" svg:y="9.254cm">
          <text:p text:style-name="P2"><text:span text:style-name="T7">SFCPrint.lib</text:span></text:p>
        </draw:rect>
        <draw:rect draw:style-name="gr26" draw:text-style-name="P12" draw:layer="layout" svg:width="1.905cm" svg:height="0.318cm" svg:x="12.113cm" svg:y="9.254cm">
          <text:p text:style-name="P2"><text:span text:style-name="T7">SFCPrint.lib</text:span></text:p>
        </draw:rect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19.273cm" svg:height="10.16cm" svg:x="1.317cm" svg:y="8.62cm">
          <text:p text:style-name="P7"/>
        </draw:rect>
        <draw:rect draw:style-name="gr2" draw:text-style-name="P1" draw:layer="layout" svg:width="19.273cm" svg:height="3.493cm" svg:x="1.317cm" svg:y="5.127cm">
          <text:p text:style-name="P7"/>
        </draw:rect>
        <draw:rect draw:style-name="gr3" draw:text-style-name="P1" draw:layer="layout" svg:width="19.273cm" svg:height="2.54cm" svg:x="1.317cm" svg:y="2.587cm">
          <text:p text:style-name="P7"/>
        </draw:rect>
        <draw:rect draw:style-name="gr4" draw:text-style-name="P15" draw:id="id27" draw:layer="layout" svg:width="1.905cm" svg:height="0.636cm" svg:x="9.89cm" svg:y="5.127cm">
          <text:p text:style-name="P2"><text:span text:style-name="T10">MDL2MGA</text:span></text:p>
        </draw:rect>
        <draw:custom-shape draw:style-name="gr5" draw:text-style-name="P12" draw:id="id26" draw:layer="layout" svg:width="1.905cm" svg:height="0.635cm" svg:x="9.89cm" svg:y="3.54cm">
          <text:p text:style-name="P2"><text:span text:style-name="T11">MODEL.mdl</text:span></text:p>
          <draw:enhanced-geometry svg:viewBox="0 0 21600 21600" draw:path-stretchpoint-x="10800" draw:path-stretchpoint-y="10800" draw:text-areas="?f3 ?f4 ?f5 ?f6" draw:type="round-rectangle" draw:modifiers="5569.811320754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6" draw:id="id28" draw:layer="layout" svg:width="3.175cm" svg:height="0.635cm" svg:x="9.255cm" svg:y="6.715cm">
          <text:p text:style-name="P2"><text:span text:style-name="T11">MODEL.(mga|xm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15" draw:layer="layout" svg:width="1.905cm" svg:height="0.635cm" svg:x="6.397cm" svg:y="6.715cm">
          <text:p text:style-name="P2"><text:span text:style-name="T10">addTypes</text:span></text:p>
        </draw:rect>
        <draw:connector draw:style-name="gr8" draw:text-style-name="P6" draw:layer="layout" svg:x1="10.842cm" svg:y1="4.175cm" svg:x2="10.842cm" svg:y2="5.127cm" draw:start-shape="id26" draw:start-glue-point="2" draw:end-shape="id27" draw:end-glue-point="0">
          <text:p text:style-name="P7"/>
        </draw:connector>
        <draw:connector draw:style-name="gr8" draw:text-style-name="P1" draw:layer="layout" draw:type="line" svg:x1="10.842cm" svg:y1="5.763cm" svg:x2="10.842cm" svg:y2="6.715cm" draw:start-shape="id27" draw:start-glue-point="2" draw:end-shape="id28" draw:end-glue-point="0">
          <text:p text:style-name="P7"/>
        </draw:connector>
        <draw:line draw:style-name="gr13" draw:text-style-name="P1" draw:layer="layout" svg:x1="8.937cm" svg:y1="8.62cm" svg:x2="8.937cm" svg:y2="18.78cm">
          <text:p text:style-name="P7"/>
        </draw:line>
        <draw:rect draw:style-name="gr27" draw:text-style-name="P9" draw:id="id29" draw:layer="layout" svg:width="2.222cm" svg:height="0.952cm" svg:x="6.08cm" svg:y="8.62cm">
          <text:p text:style-name="P2"><text:span text:style-name="T10">SL_CodeGen</text:span></text:p>
          <text:p text:style-name="P2"><text:span text:style-name="T5"/></text:p>
        </draw:rect>
        <draw:custom-shape draw:style-name="gr15" draw:text-style-name="P12" draw:id="id30" draw:layer="layout" svg:width="2.858cm" svg:height="0.952cm" svg:x="5.762cm" svg:y="12.748cm">
          <text:p text:style-name="P2"><text:span text:style-name="T7">MODEL_SFC.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.191cm" svg:y1="9.572cm" svg:x2="7.191cm" svg:y2="12.748cm" draw:start-shape="id29" draw:start-glue-point="2" draw:end-shape="id30" draw:end-glue-point="0">
          <text:p text:style-name="P7"/>
        </draw:connector>
        <draw:rect draw:style-name="gr16" draw:text-style-name="P9" draw:id="id31" draw:layer="layout" svg:width="2.222cm" svg:height="0.952cm" svg:x="2.588cm" svg:y="12.748cm">
          <text:p text:style-name="P2"><text:span text:style-name="T12">SFCPrinter</text:span></text:p>
          <text:p text:style-name="P2"><text:span text:style-name="T5"/></text:p>
        </draw:rect>
        <draw:connector draw:style-name="gr8" draw:text-style-name="P1" draw:layer="layout" draw:type="line" svg:x1="5.762cm" svg:y1="13.224cm" svg:x2="4.81cm" svg:y2="13.224cm" draw:start-shape="id30" draw:start-glue-point="3" draw:end-shape="id31" draw:end-glue-point="1">
          <text:p text:style-name="P7"/>
        </draw:connector>
        <draw:custom-shape draw:style-name="gr17" draw:text-style-name="P17" draw:id="id33" draw:layer="layout" svg:width="1.905cm" svg:height="0.636cm" svg:x="3.857cm" svg:y="11.477cm">
          <text:p text:style-name="P2"><text:span text:style-name="T11">MODEL_sl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id="id32" draw:layer="layout" svg:width="1.905cm" svg:height="0.635cm" svg:x="1.635cm" svg:y="11.478cm">
          <text:p text:style-name="P2"><text:span text:style-name="T11">MODEL_sl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3.699cm" svg:y1="12.748cm" svg:x2="2.587cm" svg:y2="12.113cm" draw:start-shape="id31" draw:start-glue-point="0" draw:end-shape="id32" draw:end-glue-point="2">
          <text:p text:style-name="P7"/>
        </draw:connector>
        <draw:connector draw:style-name="gr8" draw:text-style-name="P1" draw:layer="layout" draw:type="line" svg:x1="3.699cm" svg:y1="12.748cm" svg:x2="4.809cm" svg:y2="12.113cm" draw:start-shape="id31" draw:start-glue-point="0" draw:end-shape="id33" draw:end-glue-point="2">
          <text:p text:style-name="P7"/>
        </draw:connector>
        <draw:connector draw:style-name="gr8" draw:text-style-name="P1" draw:layer="layout" svg:x1="6.08cm" svg:y1="9.096cm" svg:x2="2.587cm" svg:y2="11.478cm" draw:start-shape="id29" draw:start-glue-point="3" draw:end-shape="id32" draw:end-glue-point="0">
          <text:p text:style-name="P7"/>
        </draw:connector>
        <draw:connector draw:style-name="gr8" draw:text-style-name="P1" draw:layer="layout" svg:x1="6.08cm" svg:y1="9.096cm" svg:x2="4.809cm" svg:y2="11.477cm" draw:start-shape="id29" draw:start-glue-point="3" draw:end-shape="id33" draw:end-glue-point="0">
          <text:p text:style-name="P7"/>
        </draw:connector>
        <draw:custom-shape draw:style-name="gr17" draw:text-style-name="P17" draw:id="id34" draw:layer="layout" svg:width="2.222cm" svg:height="0.635cm" svg:x="2.588cm" svg:y="14.335cm">
          <text:p text:style-name="P2"><text:span text:style-name="T11">MODEL_sl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3.699cm" svg:y1="13.7cm" svg:x2="3.699cm" svg:y2="14.335cm" draw:start-shape="id31" draw:start-glue-point="2" draw:end-shape="id34" draw:end-glue-point="0">
          <text:p text:style-name="P7"/>
        </draw:connector>
        <draw:rect draw:style-name="gr18" draw:text-style-name="P18" draw:id="id35" draw:layer="layout" svg:width="2.222cm" svg:height="0.634cm" svg:x="6.08cm" svg:y="16.558cm">
          <text:p text:style-name="P2"><text:span text:style-name="T12">SFC2IL</text:span></text:p>
        </draw:rect>
        <draw:connector draw:style-name="gr8" draw:text-style-name="P1" draw:layer="layout" draw:type="line" svg:x1="7.191cm" svg:y1="13.7cm" svg:x2="7.191cm" svg:y2="16.558cm" draw:start-shape="id30" draw:start-glue-point="2" draw:end-shape="id35" draw:end-glue-point="0">
          <text:p text:style-name="P7"/>
        </draw:connector>
        <draw:custom-shape draw:style-name="gr19" draw:text-style-name="P16" draw:id="id36" draw:layer="layout" svg:width="2.222cm" svg:height="0.634cm" svg:x="6.08cm" svg:y="17.828cm">
          <text:p text:style-name="P2"><text:span text:style-name="T11">MODEL_sl.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7.191cm" svg:y1="17.192cm" svg:x2="7.191cm" svg:y2="17.828cm" draw:start-shape="id35" draw:start-glue-point="2" draw:end-shape="id36" draw:end-glue-point="0">
          <text:p text:style-name="P7"/>
        </draw:connector>
        <draw:rect draw:style-name="gr27" draw:text-style-name="P9" draw:id="id37" draw:layer="layout" svg:width="2.222cm" svg:height="0.953cm" svg:x="13.382cm" svg:y="8.62cm">
          <text:p text:style-name="P2"><text:span text:style-name="T10">SF_CodeGen</text:span></text:p>
          <text:p text:style-name="P2"><text:span text:style-name="T5"/></text:p>
        </draw:rect>
        <draw:custom-shape draw:style-name="gr15" draw:text-style-name="P19" draw:id="id38" draw:layer="layout" svg:width="2.858cm" svg:height="0.952cm" svg:x="13.064cm" svg:y="12.748cm">
          <text:p text:style-name="P2"><text:span text:style-name="T4">MODEL_CHARTNAME</text:span></text:p>
          <text:p text:style-name="P2"><text:span text:style-name="T4">_SFC.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4.493cm" svg:y1="9.573cm" svg:x2="14.493cm" svg:y2="12.748cm" draw:start-shape="id37" draw:start-glue-point="2" draw:end-shape="id38" draw:end-glue-point="0">
          <text:p text:style-name="P7"/>
        </draw:connector>
        <draw:rect draw:style-name="gr16" draw:text-style-name="P9" draw:id="id39" draw:layer="layout" svg:width="2.223cm" svg:height="0.952cm" svg:x="16.875cm" svg:y="12.748cm">
          <text:p text:style-name="P2"><text:span text:style-name="T12">SFCPrinter</text:span></text:p>
          <text:p text:style-name="P2"><text:span text:style-name="T5"/></text:p>
        </draw:rect>
        <draw:connector draw:style-name="gr8" draw:text-style-name="P1" draw:layer="layout" draw:type="line" svg:x1="15.922cm" svg:y1="13.224cm" svg:x2="16.875cm" svg:y2="13.224cm" draw:start-shape="id38" draw:start-glue-point="1" draw:end-shape="id39" draw:end-glue-point="3">
          <text:p text:style-name="P7"/>
        </draw:connector>
        <draw:custom-shape draw:style-name="gr17" draw:text-style-name="P20" draw:id="id41" draw:layer="layout" svg:width="2.222cm" svg:height="0.636cm" svg:x="18.145cm" svg:y="11.477cm">
          <text:p text:style-name="P2"><text:span text:style-name="T7">CHARTNAME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id="id40" draw:layer="layout" svg:width="2.223cm" svg:height="0.635cm" svg:x="15.605cm" svg:y="11.478cm">
          <text:p text:style-name="P2"><text:span text:style-name="T7">CHARTNAM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5.604cm" svg:y1="9.096cm" svg:x2="16.716cm" svg:y2="11.478cm" draw:start-shape="id37" draw:start-glue-point="1" draw:end-shape="id40" draw:end-glue-point="0">
          <text:p text:style-name="P7"/>
        </draw:connector>
        <draw:connector draw:style-name="gr8" draw:text-style-name="P1" draw:layer="layout" svg:x1="15.604cm" svg:y1="9.096cm" svg:x2="19.256cm" svg:y2="11.477cm" draw:start-shape="id37" draw:start-glue-point="1" draw:end-shape="id41" draw:end-glue-point="0">
          <text:p text:style-name="P7"/>
        </draw:connector>
        <draw:connector draw:style-name="gr8" draw:text-style-name="P1" draw:layer="layout" draw:type="line" svg:x1="17.986cm" svg:y1="12.748cm" svg:x2="16.716cm" svg:y2="12.113cm" draw:start-shape="id39" draw:start-glue-point="0" draw:end-shape="id40" draw:end-glue-point="2">
          <text:p text:style-name="P7"/>
        </draw:connector>
        <draw:connector draw:style-name="gr8" draw:text-style-name="P1" draw:layer="layout" draw:type="line" svg:x1="17.986cm" svg:y1="12.748cm" svg:x2="19.256cm" svg:y2="12.113cm" draw:start-shape="id39" draw:start-glue-point="0" draw:end-shape="id41" draw:end-glue-point="2">
          <text:p text:style-name="P7"/>
        </draw:connector>
        <draw:custom-shape draw:style-name="gr17" draw:text-style-name="P17" draw:id="id42" draw:layer="layout" svg:width="2.858cm" svg:height="0.634cm" svg:x="16.557cm" svg:y="14.336cm">
          <text:p text:style-name="P2"><text:span text:style-name="T11">SF_chartname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7.986cm" svg:y1="13.7cm" svg:x2="17.986cm" svg:y2="14.336cm" draw:start-shape="id39" draw:start-glue-point="2" draw:end-shape="id42" draw:end-glue-point="0">
          <text:p text:style-name="P7"/>
        </draw:connector>
        <draw:rect draw:style-name="gr18" draw:text-style-name="P18" draw:id="id43" draw:layer="layout" svg:width="2.222cm" svg:height="0.634cm" svg:x="13.382cm" svg:y="16.557cm">
          <text:p text:style-name="P2"><text:span text:style-name="T12">SFC2IL</text:span></text:p>
        </draw:rect>
        <draw:custom-shape draw:style-name="gr19" draw:text-style-name="P16" draw:id="id44" draw:layer="layout" svg:width="2.858cm" svg:height="0.634cm" svg:x="13.064cm" svg:y="17.827cm">
          <text:p text:style-name="P2"><text:span text:style-name="T11">SF_chartname.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4.493cm" svg:y1="17.191cm" svg:x2="14.493cm" svg:y2="17.827cm" draw:start-shape="id43" draw:start-glue-point="2" draw:end-shape="id44" draw:end-glue-point="0">
          <text:p text:style-name="P7"/>
        </draw:connector>
        <draw:connector draw:style-name="gr8" draw:text-style-name="P1" draw:layer="layout" draw:type="line" svg:x1="14.493cm" svg:y1="13.7cm" svg:x2="14.493cm" svg:y2="16.557cm" draw:start-shape="id38" draw:start-glue-point="2" draw:end-shape="id43" draw:end-glue-point="0">
          <text:p text:style-name="P7"/>
        </draw:connector>
        <draw:rect draw:style-name="gr21" draw:text-style-name="P18" draw:id="id45" draw:layer="layout" svg:width="2.54cm" svg:height="0.634cm" svg:x="17.192cm" svg:y="16.557cm">
          <text:p text:style-name="P2"><text:span text:style-name="T12">MakeCallGraph</text:span></text:p>
        </draw:rect>
        <draw:connector draw:style-name="gr8" draw:text-style-name="P1" draw:layer="layout" draw:line-skew="0.793cm" svg:x1="14.493cm" svg:y1="13.7cm" svg:x2="18.462cm" svg:y2="16.557cm" draw:start-shape="id38" draw:start-glue-point="2" draw:end-shape="id45" draw:end-glue-point="0">
          <text:p text:style-name="P7"/>
        </draw:connector>
        <draw:custom-shape draw:style-name="gr22" draw:text-style-name="P16" draw:id="id46" draw:layer="layout" svg:width="3.174cm" svg:height="0.634cm" svg:x="16.875cm" svg:y="17.827cm">
          <text:p text:style-name="P2"><text:span text:style-name="T11">SF_chartname.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8.462cm" svg:y1="17.191cm" svg:x2="18.462cm" svg:y2="17.827cm" draw:start-shape="id45" draw:start-glue-point="2" draw:end-shape="id46" draw:end-glue-point="0">
          <text:p text:style-name="P7"/>
        </draw:connector>
        <draw:custom-shape draw:style-name="gr22" draw:text-style-name="P19" draw:layer="layout" svg:width="1.587cm" svg:height="0.317cm" svg:x="18.711cm" svg:y="17.326cm">
          <text:p text:style-name="P2"><text:span text:style-name="T4">Analysis lo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3" draw:text-style-name="P13" draw:layer="layout" svg:width="2.54cm" svg:height="0.318cm" draw:transform="rotate (1.5707963267946) translate (1cm 5.127cm)">
          <text:p text:style-name="P2"><text:span text:style-name="T8">MatLab SL/SF</text:span></text:p>
        </draw:rect>
        <draw:rect draw:style-name="gr24" draw:text-style-name="P14" draw:layer="layout" svg:width="3.493cm" svg:height="0.318cm" draw:transform="rotate (1.5707963267946) translate (1cm 8.62cm)">
          <text:p text:style-name="P2"><text:span text:style-name="T9">ECSL_DP</text:span></text:p>
        </draw:rect>
        <draw:rect draw:style-name="gr25" draw:text-style-name="P14" draw:layer="layout" svg:width="10.16cm" svg:height="0.318cm" draw:transform="rotate (1.5707963267946) translate (1cm 18.78cm)">
          <text:p text:style-name="P2"><text:span text:style-name="T9">SFC</text:span></text:p>
        </draw:rect>
        <draw:rect draw:style-name="gr26" draw:text-style-name="P19" draw:layer="layout" svg:width="1.588cm" svg:height="0.318cm" svg:x="3.222cm" svg:y="13.382cm">
          <text:p text:style-name="P2"><text:span text:style-name="T4">SFCPrint.lib</text:span></text:p>
        </draw:rect>
        <draw:rect draw:style-name="gr26" draw:text-style-name="P19" draw:layer="layout" svg:width="1.588cm" svg:height="0.319cm" svg:x="17.509cm" svg:y="13.382cm">
          <text:p text:style-name="P2"><text:span text:style-name="T4">SFCPrint.lib</text:span></text:p>
        </draw:rect>
        <draw:rect draw:style-name="gr26" draw:text-style-name="P19" draw:layer="layout" svg:width="1.588cm" svg:height="0.317cm" svg:x="6.716cm" svg:y="9.255cm">
          <text:p text:style-name="P2"><text:span text:style-name="T4">SFCPrint.lib</text:span></text:p>
        </draw:rect>
        <draw:rect draw:style-name="gr26" draw:text-style-name="P19" draw:layer="layout" svg:width="1.588cm" svg:height="0.318cm" svg:x="14.017cm" svg:y="9.256cm">
          <text:p text:style-name="P2"><text:span text:style-name="T4">SFCPrint.lib</text:span></text:p>
        </draw:rect>
        <draw:ellipse draw:style-name="gr28" draw:text-style-name="P6" draw:layer="layout" svg:width="2.223cm" svg:height="1.27cm" svg:x="7.667cm" svg:y="6.398cm" draw:kind="arc" draw:start-angle="28.85" draw:end-angle="154.22">
          <text:p text:style-name="P7"/>
        </draw:ellipse>
        <draw:ellipse draw:style-name="gr28" draw:text-style-name="P6" draw:layer="layout" svg:width="2.351cm" svg:height="1.27cm" draw:transform="rotate (3.1415926535892) translate (10.009cm 7.707cm)" draw:kind="arc" draw:start-angle="25.76" draw:end-angle="154.38">
          <text:p text:style-name="P7"/>
        </draw:ellipse>
        <draw:rect draw:style-name="gr29" draw:text-style-name="P15" draw:id="id47" draw:layer="layout" svg:width="2.54cm" svg:height="0.635cm" svg:x="13.7cm" svg:y="6.715cm">
          <text:p text:style-name="P2"><text:span text:style-name="T10">sf2j</text:span></text:p>
        </draw:rect>
        <draw:connector draw:style-name="gr8" draw:text-style-name="P6" draw:layer="layout" draw:type="line" svg:x1="12.43cm" svg:y1="7.032cm" svg:x2="13.7cm" svg:y2="7.032cm" draw:start-shape="id28" draw:start-glue-point="1" draw:end-shape="id47" draw:end-glue-point="3">
          <text:p text:style-name="P7"/>
        </draw:connector>
        <draw:custom-shape draw:style-name="gr30" draw:text-style-name="P16" draw:id="id48" draw:layer="layout" svg:width="1.905cm" svg:height="0.635cm" svg:x="17.51cm" svg:y="6.715cm">
          <text:p text:style-name="P2"><text:span text:style-name="T11">MODEL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6.24cm" svg:y1="7.032cm" svg:x2="17.51cm" svg:y2="7.032cm" draw:start-shape="id47" draw:start-glue-point="1" draw:end-shape="id48" draw:end-glue-point="3">
          <text:p text:style-name="P7"/>
        </draw:connector>
        <draw:connector draw:style-name="gr8" draw:text-style-name="P6" draw:layer="layout" draw:type="line" svg:x1="10.842cm" svg:y1="7.35cm" svg:x2="7.191cm" svg:y2="8.62cm" draw:start-shape="id28" draw:start-glue-point="2" draw:end-shape="id29" draw:end-glue-point="0">
          <text:p text:style-name="P7"/>
        </draw:connector>
        <draw:connector draw:style-name="gr8" draw:text-style-name="P6" draw:layer="layout" draw:type="line" svg:x1="10.842cm" svg:y1="7.35cm" svg:x2="14.493cm" svg:y2="8.62cm" draw:start-shape="id28" draw:start-glue-point="2" draw:end-shape="id37" draw:end-glue-point="0">
          <text:p text:style-name="P7"/>
        </draw:connector>
        <draw:line draw:style-name="gr13" draw:text-style-name="P1" draw:layer="layout" svg:x1="12.747cm" svg:y1="8.62cm" svg:x2="12.747cm" svg:y2="18.78cm">
          <text:p text:style-name="P7"/>
        </draw:line>
        <draw:custom-shape draw:style-name="gr31" draw:text-style-name="P16" draw:id="id49" draw:layer="layout" svg:width="1.905cm" svg:height="0.635cm" svg:x="9.89cm" svg:y="8.937cm">
          <text:p text:style-name="P2"><text:span text:style-name="T11">function.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15" draw:id="id50" draw:layer="layout" svg:width="2.54cm" svg:height="0.952cm" svg:x="9.572cm" svg:y="10.525cm">
          <text:p text:style-name="P2"><text:span text:style-name="T10">mfile2SFC</text:span></text:p>
        </draw:rect>
        <draw:custom-shape draw:style-name="gr15" draw:text-style-name="P16" draw:id="id51" draw:layer="layout" svg:width="2.541cm" svg:height="0.952cm" svg:x="9.572cm" svg:y="12.747cm">
          <text:p text:style-name="P2"><text:span text:style-name="T11">function_SFC.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0.842cm" svg:y1="9.572cm" svg:x2="10.842cm" svg:y2="10.525cm" draw:start-shape="id49" draw:start-glue-point="2" draw:end-shape="id50" draw:end-glue-point="0">
          <text:p text:style-name="P7"/>
        </draw:connector>
        <draw:connector draw:style-name="gr8" draw:text-style-name="P6" draw:layer="layout" draw:type="line" svg:x1="10.842cm" svg:y1="11.477cm" svg:x2="10.842cm" svg:y2="12.747cm" draw:start-shape="id50" draw:start-glue-point="2" draw:end-shape="id51" draw:end-glue-point="0">
          <text:p text:style-name="P7"/>
        </draw:connector>
        <draw:connector draw:style-name="gr32" draw:text-style-name="P6" draw:layer="layout" draw:type="line" svg:x1="8.302cm" svg:y1="9.096cm" svg:x2="9.572cm" svg:y2="11.001cm" draw:start-shape="id29" draw:start-glue-point="1" draw:end-shape="id50" draw:end-glue-point="3">
          <text:p text:style-name="P7"/>
        </draw:connector>
        <draw:connector draw:style-name="gr32" draw:text-style-name="P6" draw:layer="layout" draw:type="line" svg:x1="9.572cm" svg:y1="11.001cm" svg:x2="7.191cm" svg:y2="12.748cm" draw:start-shape="id50" draw:start-glue-point="3" draw:end-shape="id30" draw:end-glue-point="0">
          <text:p text:style-name="P7"/>
        </draw:connector>
        <draw:frame draw:style-name="gr33" draw:text-style-name="P12" draw:layer="layout" svg:width="1.27cm" svg:height="0.569cm" svg:x="11.795cm" svg:y="12.496cm">
          <draw:text-box>
            <text:p text:style-name="P2"><text:span text:style-name="T7">call</text:span></text:p>
          </draw:text-box>
        </draw:frame>
        <draw:frame draw:style-name="gr33" draw:text-style-name="P12" draw:layer="layout" svg:width="1.27cm" svg:height="0.569cm" svg:x="8.62cm" svg:y="12.496cm">
          <draw:text-box>
            <text:p text:style-name="P2"><text:span text:style-name="T7">call</text:span></text:p>
          </draw:text-box>
        </draw:frame>
        <draw:connector draw:style-name="gr34" draw:text-style-name="P6" draw:layer="layout" draw:type="line" svg:x1="13.064cm" svg:y1="13.224cm" svg:x2="12.113cm" svg:y2="13.223cm" draw:start-shape="id38" draw:start-glue-point="3" draw:end-shape="id51" draw:end-glue-point="1">
          <text:p text:style-name="P7"/>
        </draw:connector>
        <draw:connector draw:style-name="gr34" draw:text-style-name="P6" draw:layer="layout" draw:type="line" svg:x1="8.62cm" svg:y1="13.224cm" svg:x2="9.572cm" svg:y2="13.223cm" draw:start-shape="id30" draw:start-glue-point="1" draw:end-shape="id51" draw:end-glue-point="3">
          <text:p text:style-name="P7"/>
        </draw:connector>
        <draw:frame draw:style-name="gr33" draw:text-style-name="P12" draw:layer="layout" svg:width="1.587cm" svg:height="0.569cm" svg:x="7.668cm" svg:y="9.956cm">
          <draw:text-box>
            <text:p text:style-name="P2"><text:span text:style-name="T7">utilizes</text:span></text:p>
          </draw:text-box>
        </draw:frame>
        <draw:connector draw:style-name="gr34" draw:text-style-name="P6" draw:layer="layout" draw:type="line" svg:x1="10.842cm" svg:y1="7.35cm" svg:x2="10.842cm" svg:y2="8.937cm" draw:start-shape="id28" draw:start-glue-point="2" draw:end-shape="id49" draw:end-glue-point="0">
          <text:p text:style-name="P7"/>
        </draw:connector>
        <draw:frame draw:style-name="gr33" draw:text-style-name="P12" draw:layer="layout" svg:width="1.27cm" svg:height="0.569cm" svg:x="10.525cm" svg:y="7.733cm">
          <draw:text-box>
            <text:p text:style-name="P2"><text:span text:style-name="T7">call</text:span>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18.415cm" svg:height="8.89cm" svg:x="1.952cm" svg:y="8.62cm">
          <text:p text:style-name="P7"/>
        </draw:rect>
        <draw:rect draw:style-name="gr2" draw:text-style-name="P1" draw:layer="layout" svg:width="18.415cm" svg:height="4.763cm" svg:x="1.952cm" svg:y="3.857cm">
          <text:p text:style-name="P7"/>
        </draw:rect>
        <draw:custom-shape draw:style-name="gr6" draw:text-style-name="P5" draw:id="id54" draw:layer="layout" svg:width="2.54cm" svg:height="0.635cm" svg:x="11.16cm" svg:y="4.2cm">
          <text:p text:style-name="P2"><text:span text:style-name="T2">MODEL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52" draw:layer="layout" svg:width="2.54cm" svg:height="0.635cm" svg:x="7.985cm" svg:y="4.2cm">
          <text:p text:style-name="P2"><text:span text:style-name="T2">MODEL.m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7" draw:text-style-name="P3" draw:id="id53" draw:layer="layout" svg:width="2.54cm" svg:height="0.635cm" svg:x="9.573cm" svg:y="5.445cm">
          <text:p text:style-name="P2"><text:span text:style-name="T1">addTypes</text:span></text:p>
        </draw:rect>
        <draw:frame draw:style-name="gr9" draw:text-style-name="P5" draw:layer="layout" svg:width="0.815cm" svg:height="0.64cm" svg:x="10.457cm" svg:y="4.175cm">
          <draw:text-box>
            <text:p text:style-name="P2"><text:span text:style-name="T2">or</text:span></text:p>
          </draw:text-box>
        </draw:frame>
        <draw:connector draw:style-name="gr8" draw:text-style-name="P1" draw:layer="layout" draw:type="line" svg:x1="9.255cm" svg:y1="4.835cm" svg:x2="10.843cm" svg:y2="5.445cm" draw:start-shape="id52" draw:start-glue-point="2" draw:end-shape="id53" draw:end-glue-point="0">
          <text:p text:style-name="P7"/>
        </draw:connector>
        <draw:connector draw:style-name="gr8" draw:text-style-name="P1" draw:layer="layout" draw:type="line" svg:x1="12.43cm" svg:y1="4.835cm" svg:x2="10.843cm" svg:y2="5.445cm" draw:start-shape="id54" draw:start-glue-point="2" draw:end-shape="id53" draw:end-glue-point="0">
          <text:p text:style-name="P7"/>
        </draw:connector>
        <draw:custom-shape draw:style-name="gr10" draw:text-style-name="P5" draw:id="id56" draw:layer="layout" svg:width="2.54cm" svg:height="0.952cm" svg:x="11.16cm" svg:y="6.715cm">
          <text:p text:style-name="P2"><text:span text:style-name="T2">MODEL.xml</text:span></text:p>
          <text:p text:style-name="P2"><text:span text:style-name="T4">(with typ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id="id55" draw:layer="layout" svg:width="2.54cm" svg:height="0.952cm" svg:x="7.985cm" svg:y="6.715cm">
          <text:p text:style-name="P2"><text:span text:style-name="T2">MODEL.mga</text:span></text:p>
          <text:p text:style-name="P2"><text:span text:style-name="T4">(with typ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0.815cm" svg:height="0.64cm" svg:x="10.419cm" svg:y="6.846cm">
          <draw:text-box>
            <text:p text:style-name="P7"><text:span text:style-name="T2">or</text:span></text:p>
          </draw:text-box>
        </draw:frame>
        <draw:connector draw:style-name="gr8" draw:text-style-name="P1" draw:layer="layout" draw:type="line" svg:x1="10.843cm" svg:y1="6.08cm" svg:x2="9.255cm" svg:y2="6.715cm" draw:start-shape="id53" draw:start-glue-point="2" draw:end-shape="id55" draw:end-glue-point="0">
          <text:p text:style-name="P7"/>
        </draw:connector>
        <draw:connector draw:style-name="gr8" draw:text-style-name="P1" draw:layer="layout" draw:type="line" svg:x1="10.843cm" svg:y1="6.08cm" svg:x2="12.43cm" svg:y2="6.715cm" draw:start-shape="id53" draw:start-glue-point="2" draw:end-shape="id56" draw:end-glue-point="0">
          <text:p text:style-name="P7"/>
        </draw:connector>
        <draw:line draw:style-name="gr13" draw:text-style-name="P1" draw:layer="layout" svg:x1="10.854cm" svg:y1="8.62cm" svg:x2="10.854cm" svg:y2="17.51cm">
          <text:p text:style-name="P7"/>
        </draw:line>
        <draw:rect draw:style-name="gr14" draw:text-style-name="P9" draw:id="id57" draw:layer="layout" svg:width="2.54cm" svg:height="0.953cm" svg:x="7.667cm" svg:y="8.619cm">
          <text:p text:style-name="P2"><text:span text:style-name="T5">SL_CodeGen</text:span></text:p>
          <text:p text:style-name="P2"><text:span text:style-name="T5"/></text:p>
        </draw:rect>
        <draw:connector draw:style-name="gr8" draw:text-style-name="P1" draw:layer="layout" draw:type="line" svg:x1="9.255cm" svg:y1="7.667cm" svg:x2="8.937cm" svg:y2="8.619cm" draw:start-shape="id55" draw:start-glue-point="2" draw:end-shape="id57" draw:end-glue-point="0">
          <text:p text:style-name="P7"/>
        </draw:connector>
        <draw:connector draw:style-name="gr8" draw:text-style-name="P1" draw:layer="layout" draw:type="line" svg:x1="12.43cm" svg:y1="7.667cm" svg:x2="8.937cm" svg:y2="8.619cm" draw:start-shape="id56" draw:start-glue-point="2" draw:end-shape="id57" draw:end-glue-point="0">
          <text:p text:style-name="P7"/>
        </draw:connector>
        <draw:custom-shape draw:style-name="gr15" draw:text-style-name="P5" draw:id="id58" draw:layer="layout" svg:width="3.175cm" svg:height="0.952cm" svg:x="7.35cm" svg:y="11.16cm">
          <text:p text:style-name="P2"><text:span text:style-name="T2">MODEL_SFC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937cm" svg:y1="9.572cm" svg:x2="8.937cm" svg:y2="11.16cm" draw:start-shape="id57" draw:start-glue-point="2" draw:end-shape="id58" draw:end-glue-point="0">
          <text:p text:style-name="P7"/>
        </draw:connector>
        <draw:rect draw:style-name="gr16" draw:text-style-name="P9" draw:id="id59" draw:layer="layout" svg:width="2.54cm" svg:height="0.952cm" svg:x="3.858cm" svg:y="11.16cm">
          <text:p text:style-name="P2"><text:span text:style-name="T5">SFCPrinter</text:span></text:p>
          <text:p text:style-name="P2"><text:span text:style-name="T5"/></text:p>
        </draw:rect>
        <draw:connector draw:style-name="gr8" draw:text-style-name="P1" draw:layer="layout" draw:type="line" svg:x1="7.35cm" svg:y1="11.636cm" svg:x2="6.398cm" svg:y2="11.636cm" draw:start-shape="id58" draw:start-glue-point="3" draw:end-shape="id59" draw:end-glue-point="1">
          <text:p text:style-name="P7"/>
        </draw:connector>
        <draw:custom-shape draw:style-name="gr17" draw:text-style-name="P10" draw:id="id61" draw:layer="layout" svg:width="2.54cm" svg:height="0.636cm" svg:x="5.445cm" svg:y="9.889cm">
          <text:p text:style-name="P2"><text:span text:style-name="T2">MODEL_sl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id="id60" draw:layer="layout" svg:width="2.54cm" svg:height="0.635cm" svg:x="2.27cm" svg:y="9.89cm">
          <text:p text:style-name="P2"><text:span text:style-name="T2">MODEL_sl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128cm" svg:y1="11.16cm" svg:x2="3.54cm" svg:y2="10.525cm" draw:start-shape="id59" draw:start-glue-point="0" draw:end-shape="id60" draw:end-glue-point="2">
          <text:p text:style-name="P7"/>
        </draw:connector>
        <draw:connector draw:style-name="gr8" draw:text-style-name="P1" draw:layer="layout" draw:type="line" svg:x1="5.128cm" svg:y1="11.16cm" svg:x2="6.715cm" svg:y2="10.525cm" draw:start-shape="id59" draw:start-glue-point="0" draw:end-shape="id61" draw:end-glue-point="2">
          <text:p text:style-name="P7"/>
        </draw:connector>
        <draw:connector draw:style-name="gr8" draw:text-style-name="P1" draw:layer="layout" svg:x1="7.667cm" svg:y1="9.095cm" svg:x2="3.54cm" svg:y2="9.89cm" draw:start-shape="id57" draw:start-glue-point="3" draw:end-shape="id60" draw:end-glue-point="0">
          <text:p text:style-name="P7"/>
        </draw:connector>
        <draw:connector draw:style-name="gr8" draw:text-style-name="P1" draw:layer="layout" svg:x1="7.667cm" svg:y1="9.095cm" svg:x2="6.715cm" svg:y2="9.889cm" draw:start-shape="id57" draw:start-glue-point="3" draw:end-shape="id61" draw:end-glue-point="0">
          <text:p text:style-name="P7"/>
        </draw:connector>
        <draw:custom-shape draw:style-name="gr17" draw:text-style-name="P10" draw:id="id62" draw:layer="layout" svg:width="2.54cm" svg:height="0.635cm" svg:x="3.858cm" svg:y="12.747cm">
          <text:p text:style-name="P2"><text:span text:style-name="T2">MODEL_sl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128cm" svg:y1="12.112cm" svg:x2="5.128cm" svg:y2="12.747cm" draw:start-shape="id59" draw:start-glue-point="2" draw:end-shape="id62" draw:end-glue-point="0">
          <text:p text:style-name="P7"/>
        </draw:connector>
        <draw:rect draw:style-name="gr18" draw:text-style-name="P9" draw:id="id63" draw:layer="layout" svg:width="2.54cm" svg:height="0.634cm" svg:x="7.668cm" svg:y="14.654cm">
          <text:p text:style-name="P2"><text:span text:style-name="T5">SFC2IL</text:span></text:p>
        </draw:rect>
        <draw:connector draw:style-name="gr8" draw:text-style-name="P1" draw:layer="layout" draw:type="line" svg:x1="8.937cm" svg:y1="12.112cm" svg:x2="8.938cm" svg:y2="14.654cm" draw:start-shape="id58" draw:start-glue-point="2" draw:end-shape="id63" draw:end-glue-point="0">
          <text:p text:style-name="P7"/>
        </draw:connector>
        <draw:custom-shape draw:style-name="gr19" draw:text-style-name="P5" draw:id="id64" draw:layer="layout" svg:width="2.54cm" svg:height="0.634cm" svg:x="7.667cm" svg:y="16.241cm">
          <text:p text:style-name="P2"><text:span text:style-name="T2">MODEL_sl.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938cm" svg:y1="15.288cm" svg:x2="8.937cm" svg:y2="16.241cm" draw:start-shape="id63" draw:start-glue-point="2" draw:end-shape="id64" draw:end-glue-point="0">
          <text:p text:style-name="P7"/>
        </draw:connector>
        <draw:rect draw:style-name="gr14" draw:text-style-name="P9" draw:id="id65" draw:layer="layout" svg:width="2.54cm" svg:height="0.953cm" svg:x="11.477cm" svg:y="8.619cm">
          <text:p text:style-name="P2"><text:span text:style-name="T5">SF_CodeGen</text:span></text:p>
          <text:p text:style-name="P2"><text:span text:style-name="T5"/></text:p>
        </draw:rect>
        <draw:connector draw:style-name="gr8" draw:text-style-name="P1" draw:layer="layout" draw:type="line" svg:x1="9.255cm" svg:y1="7.667cm" svg:x2="12.747cm" svg:y2="8.619cm" draw:start-shape="id55" draw:start-glue-point="2" draw:end-shape="id65" draw:end-glue-point="0">
          <text:p text:style-name="P7"/>
        </draw:connector>
        <draw:connector draw:style-name="gr8" draw:text-style-name="P1" draw:layer="layout" draw:type="line" svg:x1="12.43cm" svg:y1="7.667cm" svg:x2="12.747cm" svg:y2="8.619cm" draw:start-shape="id56" draw:start-glue-point="2" draw:end-shape="id65" draw:end-glue-point="0">
          <text:p text:style-name="P7"/>
        </draw:connector>
        <draw:custom-shape draw:style-name="gr15" draw:text-style-name="P11" draw:id="id66" draw:layer="layout" svg:width="3.175cm" svg:height="0.952cm" svg:x="11.16cm" svg:y="11.16cm">
          <text:p text:style-name="P2"><text:span text:style-name="T6">MODEL_CHARTNAME_SFC.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747cm" svg:y1="9.572cm" svg:x2="12.747cm" svg:y2="11.16cm" draw:start-shape="id65" draw:start-glue-point="2" draw:end-shape="id66" draw:end-glue-point="0">
          <text:p text:style-name="P7"/>
        </draw:connector>
        <draw:rect draw:style-name="gr20" draw:text-style-name="P9" draw:id="id67" draw:layer="layout" svg:width="2.54cm" svg:height="0.952cm" svg:x="15.605cm" svg:y="11.16cm">
          <text:p text:style-name="P2"><text:span text:style-name="T5">SFCPrinter</text:span></text:p>
          <text:p text:style-name="P2"><text:span text:style-name="T5"/></text:p>
        </draw:rect>
        <draw:connector draw:style-name="gr8" draw:text-style-name="P1" draw:layer="layout" draw:type="line" svg:x1="14.335cm" svg:y1="11.636cm" svg:x2="15.605cm" svg:y2="11.636cm" draw:start-shape="id66" draw:start-glue-point="1" draw:end-shape="id67" draw:end-glue-point="3">
          <text:p text:style-name="P7"/>
        </draw:connector>
        <draw:custom-shape draw:style-name="gr17" draw:text-style-name="P10" draw:id="id69" draw:layer="layout" svg:width="2.858cm" svg:height="0.636cm" svg:x="17.192cm" svg:y="9.889cm">
          <text:p text:style-name="P2"><text:span text:style-name="T2">CHARTNAME.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id="id68" draw:layer="layout" svg:width="2.857cm" svg:height="0.635cm" svg:x="13.701cm" svg:y="9.89cm">
          <text:p text:style-name="P2"><text:span text:style-name="T2">CHARTNAME.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4.017cm" svg:y1="9.095cm" svg:x2="15.129cm" svg:y2="9.89cm" draw:start-shape="id65" draw:start-glue-point="1" draw:end-shape="id68" draw:end-glue-point="0">
          <text:p text:style-name="P7"/>
        </draw:connector>
        <draw:connector draw:style-name="gr8" draw:text-style-name="P1" draw:layer="layout" svg:x1="14.017cm" svg:y1="9.095cm" svg:x2="18.621cm" svg:y2="9.889cm" draw:start-shape="id65" draw:start-glue-point="1" draw:end-shape="id69" draw:end-glue-point="0">
          <text:p text:style-name="P7"/>
        </draw:connector>
        <draw:connector draw:style-name="gr8" draw:text-style-name="P1" draw:layer="layout" draw:type="line" svg:x1="16.875cm" svg:y1="11.16cm" svg:x2="15.129cm" svg:y2="10.525cm" draw:start-shape="id67" draw:start-glue-point="0" draw:end-shape="id68" draw:end-glue-point="2">
          <text:p text:style-name="P7"/>
        </draw:connector>
        <draw:connector draw:style-name="gr8" draw:text-style-name="P1" draw:layer="layout" draw:type="line" svg:x1="16.875cm" svg:y1="11.16cm" svg:x2="18.621cm" svg:y2="10.525cm" draw:start-shape="id67" draw:start-glue-point="0" draw:end-shape="id69" draw:end-glue-point="2">
          <text:p text:style-name="P7"/>
        </draw:connector>
        <draw:custom-shape draw:style-name="gr17" draw:text-style-name="P10" draw:id="id70" draw:layer="layout" svg:width="3.175cm" svg:height="0.634cm" svg:x="15.288cm" svg:y="12.748cm">
          <text:p text:style-name="P2"><text:span text:style-name="T2">SF_chartname.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6.875cm" svg:y1="12.112cm" svg:x2="16.875cm" svg:y2="12.748cm" draw:start-shape="id67" draw:start-glue-point="2" draw:end-shape="id70" draw:end-glue-point="0">
          <text:p text:style-name="P7"/>
        </draw:connector>
        <draw:rect draw:style-name="gr18" draw:text-style-name="P9" draw:id="id71" draw:layer="layout" svg:width="2.54cm" svg:height="0.634cm" svg:x="11.478cm" svg:y="14.654cm">
          <text:p text:style-name="P2"><text:span text:style-name="T5">SFC2IL</text:span></text:p>
        </draw:rect>
        <draw:custom-shape draw:style-name="gr19" draw:text-style-name="P5" draw:id="id72" draw:layer="layout" svg:width="3.175cm" svg:height="0.634cm" svg:x="11.16cm" svg:y="16.241cm">
          <text:p text:style-name="P2"><text:span text:style-name="T2">SF_chartname.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748cm" svg:y1="15.288cm" svg:x2="12.747cm" svg:y2="16.241cm" draw:start-shape="id71" draw:start-glue-point="2" draw:end-shape="id72" draw:end-glue-point="0">
          <text:p text:style-name="P7"/>
        </draw:connector>
        <draw:connector draw:style-name="gr8" draw:text-style-name="P1" draw:layer="layout" draw:type="line" svg:x1="12.747cm" svg:y1="12.112cm" svg:x2="12.748cm" svg:y2="14.654cm" draw:start-shape="id66" draw:start-glue-point="2" draw:end-shape="id71" draw:end-glue-point="0">
          <text:p text:style-name="P7"/>
        </draw:connector>
        <draw:rect draw:style-name="gr21" draw:text-style-name="P9" draw:id="id73" draw:layer="layout" svg:width="3.175cm" svg:height="0.634cm" svg:x="15.288cm" svg:y="14.654cm">
          <text:p text:style-name="P2"><text:span text:style-name="T5">MakeCallGraph</text:span></text:p>
        </draw:rect>
        <draw:connector draw:style-name="gr8" draw:text-style-name="P1" draw:layer="layout" draw:line-skew="0.633cm" svg:x1="12.747cm" svg:y1="12.112cm" svg:x2="16.875cm" svg:y2="14.654cm" draw:start-shape="id66" draw:start-glue-point="2" draw:end-shape="id73" draw:end-glue-point="0">
          <text:p text:style-name="P7"/>
        </draw:connector>
        <draw:custom-shape draw:style-name="gr22" draw:text-style-name="P5" draw:id="id74" draw:layer="layout" svg:width="3.175cm" svg:height="0.634cm" svg:x="15.288cm" svg:y="16.241cm">
          <text:p text:style-name="P2"><text:span text:style-name="T2">SF_chartname.d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6.875cm" svg:y1="15.288cm" svg:x2="16.875cm" svg:y2="16.241cm" draw:start-shape="id73" draw:start-glue-point="2" draw:end-shape="id74" draw:end-glue-point="0">
          <text:p text:style-name="P7"/>
        </draw:connector>
        <draw:custom-shape draw:style-name="gr22" draw:text-style-name="P12" draw:layer="layout" svg:width="1.905cm" svg:height="0.317cm" svg:x="17.193cm" svg:y="15.605cm">
          <text:p text:style-name="P2"><text:span text:style-name="T7">Analysis lo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4" draw:text-style-name="P14" draw:layer="layout" svg:width="4.763cm" svg:height="0.635cm" draw:transform="rotate (1.5707963267946) translate (1.317cm 8.62cm)">
          <text:p text:style-name="P2"><text:span text:style-name="T9">ECSL_DP</text:span></text:p>
        </draw:rect>
        <draw:rect draw:style-name="gr25" draw:text-style-name="P14" draw:layer="layout" svg:width="8.89cm" svg:height="0.635cm" draw:transform="rotate (1.5707963267946) translate (1.317cm 17.51cm)">
          <text:p text:style-name="P2"><text:span text:style-name="T9">SFC</text:span></text:p>
        </draw:rect>
        <draw:rect draw:style-name="gr26" draw:text-style-name="P12" draw:layer="layout" svg:width="1.905cm" svg:height="0.318cm" svg:x="4.493cm" svg:y="11.794cm">
          <text:p text:style-name="P2"><text:span text:style-name="T7">SFCPrint.lib</text:span></text:p>
        </draw:rect>
        <draw:rect draw:style-name="gr26" draw:text-style-name="P12" draw:layer="layout" svg:width="1.905cm" svg:height="0.318cm" svg:x="16.24cm" svg:y="11.795cm">
          <text:p text:style-name="P2"><text:span text:style-name="T7">SFCPrint.lib</text:span></text:p>
        </draw:rect>
        <draw:rect draw:style-name="gr26" draw:text-style-name="P12" draw:layer="layout" svg:width="1.905cm" svg:height="0.318cm" svg:x="8.303cm" svg:y="9.254cm">
          <text:p text:style-name="P2"><text:span text:style-name="T7">SFCPrint.lib</text:span></text:p>
        </draw:rect>
        <draw:rect draw:style-name="gr26" draw:text-style-name="P12" draw:layer="layout" svg:width="1.905cm" svg:height="0.318cm" svg:x="12.113cm" svg:y="9.254cm">
          <text:p text:style-name="P2"><text:span text:style-name="T7">SFCPrint.lib</text:span></text:p>
        </draw:rect>
      </draw:page>
      <draw:page draw:name="page4" draw:style-name="dp1" draw:master-page-name="Default">
        <office:forms form:automatic-focus="false" form:apply-design-mode="false"/>
        <draw:rect draw:style-name="gr24" draw:text-style-name="P4" draw:id="id77" draw:layer="layout" svg:width="3.175cm" svg:height="1.27cm" svg:x="9.255cm" svg:y="4.81cm">
          <text:p text:style-name="P2"><text:span text:style-name="T3">MDL2MGA</text:span></text:p>
        </draw:rect>
        <draw:custom-shape draw:style-name="gr5" draw:text-style-name="P4" draw:id="id75" draw:layer="layout" svg:width="3.175cm" svg:height="1.27cm" svg:x="3.54cm" svg:y="1.952cm">
          <text:p text:style-name="P2"><text:span text:style-name="T3">MODEL.md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3" draw:text-style-name="P4" draw:id="id76" draw:layer="layout" svg:width="3.175cm" svg:height="1.27cm" svg:x="3.54cm" svg:y="4.81cm">
          <text:p text:style-name="P2"><text:span text:style-name="T3">MatLab</text:span></text:p>
        </draw:rect>
        <draw:frame draw:style-name="gr35" draw:text-style-name="P21" draw:layer="layout" svg:width="2.242cm" svg:height="0.569cm" svg:x="6.987cm" svg:y="4.625cm">
          <draw:text-box>
            <text:p text:style-name="P7"><text:span text:style-name="T7">Read .mdl file</text:span></text:p>
          </draw:text-box>
        </draw:frame>
        <draw:line draw:style-name="gr8" draw:text-style-name="P1" draw:layer="layout" svg:x1="9.255cm" svg:y1="5.127cm" svg:x2="6.715cm" svg:y2="5.127cm">
          <text:p text:style-name="P7"/>
        </draw:line>
        <draw:ellipse draw:style-name="gr28" draw:text-style-name="P1" draw:layer="layout" svg:width="3.175cm" svg:height="0.635cm" svg:x="6.397cm" svg:y="5.445cm" draw:kind="arc" draw:start-angle="216.66" draw:end-angle="322.48">
          <text:p text:style-name="P7"/>
        </draw:ellipse>
        <draw:ellipse draw:style-name="gr28" draw:text-style-name="P1" draw:layer="layout" svg:width="3.165cm" svg:height="0.635cm" draw:transform="rotate (3.1415926535892) translate (9.572cm 6.236cm)" draw:kind="arc" draw:start-angle="215.91" draw:end-angle="321.88">
          <text:p text:style-name="P7"/>
        </draw:ellipse>
        <draw:frame draw:style-name="gr36" draw:text-style-name="P4" draw:layer="layout" svg:width="2.223cm" svg:height="0.569cm" svg:x="7.032cm" svg:y="5.193cm">
          <draw:text-box>
            <text:p text:style-name="P2"><text:span text:style-name="T7">Query model</text:span></text:p>
          </draw:text-box>
        </draw:frame>
        <draw:frame draw:style-name="gr36" draw:text-style-name="P4" draw:layer="layout" svg:width="2.242cm" svg:height="0.569cm" svg:x="6.907cm" svg:y="5.948cm">
          <draw:text-box>
            <text:p text:style-name="P2"><text:span text:style-name="T7">Model info</text:span></text:p>
          </draw:text-box>
        </draw:frame>
        <draw:custom-shape draw:style-name="gr37" draw:text-style-name="P4" draw:id="id78" draw:layer="layout" svg:width="3.175cm" svg:height="1.27cm" svg:x="14.017cm" svg:y="3.857cm">
          <text:p text:style-name="P2"><text:span text:style-name="T3">MODEL.mga</text:span></text:p>
          <text:p text:style-name="P2"><text:span text:style-name="T7">(ECSL_DP 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id="id79" draw:layer="layout" svg:width="3.175cm" svg:height="1.27cm" svg:x="14.017cm" svg:y="5.762cm">
          <text:p text:style-name="P2"><text:span text:style-name="T3">MODEL.xml</text:span></text:p>
          <text:p text:style-name="P2"><text:span text:style-name="T7">(ECSL_DP 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5.127cm" svg:y1="3.222cm" svg:x2="5.127cm" svg:y2="4.81cm" draw:start-shape="id75" draw:start-glue-point="2" draw:end-shape="id76" draw:end-glue-point="0">
          <text:p text:style-name="P7"/>
        </draw:connector>
        <draw:connector draw:style-name="gr8" draw:text-style-name="P1" draw:layer="layout" draw:type="line" svg:x1="12.43cm" svg:y1="5.445cm" svg:x2="14.017cm" svg:y2="4.492cm" draw:start-shape="id77" draw:start-glue-point="1" draw:end-shape="id78" draw:end-glue-point="3">
          <text:p text:style-name="P7"/>
        </draw:connector>
        <draw:connector draw:style-name="gr8" draw:text-style-name="P1" draw:layer="layout" draw:type="line" svg:x1="12.43cm" svg:y1="5.445cm" svg:x2="14.017cm" svg:y2="6.397cm" draw:start-shape="id77" draw:start-glue-point="1" draw:end-shape="id79" draw:end-glue-point="3">
          <text:p text:style-name="P7"/>
        </draw:connector>
        <draw:custom-shape draw:style-name="gr37" draw:text-style-name="P4" draw:layer="layout" svg:width="3.81cm" svg:height="1.27cm" svg:x="11.795cm" svg:y="8.527cm">
          <text:p text:style-name="P2"><text:span text:style-name="T3">MODEL.(mga|xm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8" draw:text-style-name="P4" draw:layer="layout" svg:width="3.175cm" svg:height="1.27cm" svg:x="5.445cm" svg:y="8.527cm">
          <text:p text:style-name="P2"><text:span text:style-name="T3">addTypes</text:span></text:p>
        </draw:rect>
        <draw:ellipse draw:style-name="gr28" draw:text-style-name="P1" draw:layer="layout" svg:width="3.81cm" svg:height="1.27cm" svg:x="8.302cm" svg:y="8.527cm" draw:kind="arc" draw:start-angle="31.73" draw:end-angle="146.01">
          <text:p text:style-name="P7"/>
        </draw:ellipse>
        <draw:ellipse draw:style-name="gr28" draw:text-style-name="P1" draw:layer="layout" svg:width="3.81cm" svg:height="1.27cm" draw:transform="rotate (3.1415926535892) translate (12.085cm 9.777cm)" draw:kind="arc" draw:start-angle="35.22" draw:end-angle="148.26">
          <text:p text:style-name="P7"/>
        </draw:ellipse>
        <draw:frame draw:style-name="gr36" draw:text-style-name="P4" draw:layer="layout" svg:width="1.906cm" svg:height="0.569cm" svg:x="9.228cm" svg:y="8.077cm">
          <draw:text-box>
            <text:p text:style-name="P2"><text:span text:style-name="T7">Read file</text:span></text:p>
          </draw:text-box>
        </draw:frame>
        <draw:frame draw:style-name="gr36" draw:text-style-name="P4" draw:layer="layout" svg:width="2.223cm" svg:height="0.887cm" svg:x="9.201cm" svg:y="9.638cm">
          <draw:text-box>
            <text:p text:style-name="P2"><text:span text:style-name="T7">Add typing information</text:span></text:p>
          </draw:text-box>
        </draw:frame>
        <draw:custom-shape draw:style-name="gr37" draw:text-style-name="P4" draw:id="id80" draw:layer="layout" svg:width="3.81cm" svg:height="1.27cm" svg:x="1.317cm" svg:y="17.827cm">
          <text:p text:style-name="P2"><text:span text:style-name="T3">MODEL.(mga|xml)</text:span></text:p>
          <text:p text:style-name="P2"><text:span text:style-name="T7">(ECSL_DP 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5" draw:text-style-name="P4" draw:id="id82" draw:layer="layout" svg:width="3.175cm" svg:height="1.27cm" svg:x="6.397cm" svg:y="15.605cm">
          <text:p text:style-name="P2"><text:span text:style-name="T3">SL_CodeGen</text:span></text:p>
        </draw:rect>
        <draw:rect draw:style-name="gr25" draw:text-style-name="P4" draw:id="id81" draw:layer="layout" svg:width="3.175cm" svg:height="1.27cm" svg:x="6.397cm" svg:y="20.05cm">
          <text:p text:style-name="P2"><text:span text:style-name="T3">SF_CodeGen</text:span></text:p>
        </draw:rect>
        <draw:connector draw:style-name="gr8" draw:text-style-name="P1" draw:layer="layout" draw:type="line" svg:x1="5.127cm" svg:y1="18.462cm" svg:x2="6.397cm" svg:y2="20.685cm" draw:start-shape="id80" draw:start-glue-point="1" draw:end-shape="id81" draw:end-glue-point="3">
          <text:p text:style-name="P7"/>
        </draw:connector>
        <draw:connector draw:style-name="gr8" draw:text-style-name="P1" draw:layer="layout" draw:type="line" svg:x1="5.127cm" svg:y1="18.462cm" svg:x2="6.397cm" svg:y2="16.24cm" draw:start-shape="id80" draw:start-glue-point="1" draw:end-shape="id82" draw:end-glue-point="3">
          <text:p text:style-name="P7"/>
        </draw:connector>
        <draw:custom-shape draw:style-name="gr15" draw:text-style-name="P4" draw:id="id83" draw:layer="layout" svg:width="3.809cm" svg:height="1.27cm" svg:x="14.652cm" svg:y="15.605cm">
          <text:p text:style-name="P2"><text:span text:style-name="T3">MODEL_SFC.xml</text:span></text:p>
          <text:p text:style-name="P2"><text:span text:style-name="T7">(SFC 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84" draw:layer="layout" svg:width="3.81cm" svg:height="1.27cm" svg:x="14.652cm" svg:y="20.05cm">
          <text:p text:style-name="P2"><text:span text:style-name="T13">MODEL_CHARTNAME</text:span></text:p>
          <text:p text:style-name="P2"><text:span text:style-name="T13">_SFC.xml</text:span></text:p>
          <text:p text:style-name="P2"><text:span text:style-name="T14">(SFC 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9.572cm" svg:y1="16.24cm" svg:x2="14.652cm" svg:y2="16.24cm" draw:start-shape="id82" draw:start-glue-point="1" draw:end-shape="id83">
          <text:p text:style-name="P7"/>
        </draw:connector>
        <draw:connector draw:style-name="gr8" draw:text-style-name="P1" draw:layer="layout" draw:type="line" svg:x1="9.572cm" svg:y1="20.685cm" svg:x2="14.652cm" svg:y2="20.685cm" draw:start-shape="id81" draw:start-glue-point="1" draw:end-shape="id84" draw:end-glue-point="3">
          <text:p text:style-name="P7"/>
        </draw:connector>
        <draw:frame draw:style-name="gr36" draw:text-style-name="P4" draw:layer="layout" svg:width="1.27cm" svg:height="0.569cm" svg:x="14.97cm" svg:y="5.151cm">
          <draw:text-box>
            <text:p text:style-name="P2"><text:span text:style-name="T7">or</text:span></text:p>
          </draw:text-box>
        </draw:frame>
        <draw:custom-shape draw:style-name="gr31" draw:text-style-name="P4" draw:id="id85" draw:layer="layout" svg:width="3.175cm" svg:height="1.27cm" svg:x="6.397cm" svg:y="17.827cm">
          <text:p text:style-name="P2"><text:span text:style-name="T15">function.m</text:span></text:p>
          <text:p text:style-name="P2"><text:span text:style-name="T7">Function written in</text:span></text:p>
          <text:p text:style-name="P2"><text:span text:style-name="T7">Embedded Ma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9.572cm" svg:y1="18.462cm" svg:x2="10.525cm" svg:y2="18.462cm" draw:start-shape="id85" draw:start-glue-point="1" draw:end-shape="id86" draw:end-glue-point="3">
          <text:p text:style-name="P7"/>
        </draw:connector>
        <draw:custom-shape draw:style-name="gr15" draw:text-style-name="P4" draw:id="id87" draw:layer="layout" svg:width="3.81cm" svg:height="1.27cm" svg:x="14.652cm" svg:y="17.827cm">
          <text:p text:style-name="P2"><text:span text:style-name="T3">function_SFC.xml</text:span></text:p>
          <text:p text:style-name="P2"><text:span text:style-name="T7">(SFC mode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line" svg:x1="13.7cm" svg:y1="18.462cm" svg:x2="14.652cm" svg:y2="18.462cm" draw:start-shape="id86" draw:start-glue-point="1" draw:end-shape="id87" draw:end-glue-point="3">
          <text:p text:style-name="P7"/>
        </draw:connector>
        <draw:frame draw:style-name="gr39" draw:text-style-name="P4" draw:layer="layout" svg:width="0.952cm" svg:height="0.749cm" svg:x="16.557cm" svg:y="19.325cm">
          <draw:text-box>
            <text:p text:style-name="P2"><text:span text:style-name="T7">call</text:span></text:p>
          </draw:text-box>
        </draw:frame>
        <draw:frame draw:style-name="gr40" draw:text-style-name="P4" draw:layer="layout" svg:width="0.952cm" svg:height="0.635cm" svg:x="16.557cm" svg:y="16.875cm">
          <draw:text-box>
            <text:p text:style-name="P2"><text:span text:style-name="T7">call</text:span></text:p>
          </draw:text-box>
        </draw:frame>
        <draw:connector draw:style-name="gr32" draw:text-style-name="P6" draw:layer="layout" draw:type="line" svg:x1="7.984cm" svg:y1="16.875cm" svg:x2="12.112cm" svg:y2="17.827cm" draw:start-shape="id82" draw:start-glue-point="2" draw:end-shape="id86" draw:end-glue-point="0">
          <text:p text:style-name="P7"/>
        </draw:connector>
        <draw:connector draw:style-name="gr32" draw:text-style-name="P6" draw:layer="layout" draw:type="line" svg:x1="12.112cm" svg:y1="17.827cm" svg:x2="14.652cm" svg:y2="16.24cm" draw:start-shape="id86" draw:start-glue-point="0" draw:end-shape="id83" draw:end-glue-point="3">
          <text:p text:style-name="P7"/>
        </draw:connector>
        <draw:connector draw:style-name="gr34" draw:text-style-name="P6" draw:layer="layout" draw:type="line" svg:x1="16.556cm" svg:y1="16.875cm" svg:x2="16.557cm" svg:y2="17.827cm" draw:start-shape="id83" draw:start-glue-point="2" draw:end-shape="id87" draw:end-glue-point="0">
          <text:p text:style-name="P7"/>
        </draw:connector>
        <draw:connector draw:style-name="gr34" draw:text-style-name="P6" draw:layer="layout" draw:type="line" svg:x1="16.557cm" svg:y1="20.05cm" svg:x2="16.557cm" svg:y2="19.097cm" draw:start-shape="id84" draw:end-shape="id87">
          <text:p text:style-name="P7"/>
        </draw:connector>
        <draw:rect draw:style-name="gr41" draw:text-style-name="P4" draw:id="id86" draw:layer="layout" svg:width="3.175cm" svg:height="1.27cm" svg:x="10.525cm" svg:y="17.827cm">
          <text:p text:style-name="P2"><text:span text:style-name="T3">mfile2SFC</text:span></text:p>
        </draw:rect>
        <draw:frame draw:style-name="gr40" draw:text-style-name="P4" draw:layer="layout" svg:width="1.587cm" svg:height="0.635cm" svg:x="10.525cm" svg:y="17.192cm">
          <draw:text-box>
            <text:p text:style-name="P2"><text:span text:style-name="T7">utilizes</text:span></text:p>
          </draw:text-box>
        </draw:frame>
        <draw:connector draw:style-name="gr34" draw:text-style-name="P6" draw:layer="layout" draw:type="line" svg:x1="5.127cm" svg:y1="18.462cm" svg:x2="6.397cm" svg:y2="18.462cm" draw:start-shape="id80" draw:end-shape="id85" draw:end-glue-point="3">
          <text:p text:style-name="P7"/>
        </draw:connector>
        <draw:frame draw:style-name="gr40" draw:text-style-name="P4" draw:layer="layout" svg:width="0.952cm" svg:height="0.635cm" svg:x="5.445cm" svg:y="17.827cm">
          <draw:text-box>
            <text:p text:style-name="P2"><text:span text:style-name="T7">c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Green_20_5_20_Hatching_20_1" draw:display-name="Green 5 Hatching 1" draw:style="single" draw:color="#00ae00" draw:distance="0.508cm" draw:rotation="450"/>
    <draw:hatch draw:name="Orange_20_3_20_Hatching_20_1" draw:display-name="Orange 3 Hatching 1" draw:style="single" draw:color="#ff9966" draw:distance="0.508cm" draw:rotation="450"/>
    <draw:hatch draw:name="Red_20_Hatching_20_1" draw:display-name="Red Hatching 1" draw:style="single" draw:color="#b84700" draw:distance="0.508cm" draw:rotation="450"/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Harmon S. Nine</meta:initial-creator>
    <meta:creation-date>2008-02-19T18:48:03</meta:creation-date>
    <dc:creator>Harmon S. Nine</dc:creator>
    <dc:date>2008-05-02T17:05:55</dc:date>
    <meta:editing-cycles>6</meta:editing-cycles>
    <meta:editing-duration>P8DT3H35M2S</meta:editing-duration>
    <meta:user-defined meta:name="Info 1"/>
    <meta:user-defined meta:name="Info 2"/>
    <meta:user-defined meta:name="Info 3"/>
    <meta:user-defined meta:name="Info 4"/>
    <meta:document-statistic meta:object-count="256"/>
  </office:meta>
</office:document-meta>
</file>